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Long_20_Dash" svg:stroke-linecap="butt" draw:fill="solid" draw:fill-color="#ffffff" draw:textarea-horizontal-align="justify" draw:textarea-vertical-align="middle" draw:auto-grow-height="false" fo:min-height="14.99cm" fo:min-width="10.295cm"/>
    </style:style>
    <style:style style:name="gr2" style:family="graphic" style:parent-style-name="objectwithoutfill">
      <style:graphic-properties draw:stroke="solid" draw:stroke-dash="Long_20_Dash" svg:stroke-linecap="butt" draw:fill="solid" draw:fill-color="#ffffff" draw:textarea-vertical-align="middle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.134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5.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423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182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end="Arrowheads_20_11" draw:marker-end-width="0.3cm" draw:fill="none" draw:textarea-vertical-align="middle"/>
    </style:style>
    <style:style style:name="gr12" style:family="graphic" style:parent-style-name="objectwithoutfill">
      <style:graphic-properties draw:marker-end="Arrowheads_20_12" draw:marker-end-width="0.3cm" draw:fill="none" draw:textarea-vertical-align="middle"/>
    </style:style>
    <style:style style:name="gr13" style:family="graphic" style:parent-style-name="objectwithoutfill">
      <style:graphic-properties draw:marker-end="Arrowheads_20_13" draw:marker-end-width="0.3cm"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5.718cm"/>
      <style:paragraph-properties style:writing-mode="lr-tb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objectwithoutfill">
      <style:graphic-properties draw:marker-end="Arrowheads_20_16" draw:marker-end-width="0.3cm" draw:fill="none" draw:textarea-vertical-align="middle"/>
    </style:style>
    <style:style style:name="gr17" style:family="graphic" style:parent-style-name="objectwithoutfill">
      <style:graphic-properties draw:marker-end="Arrowheads_20_22" draw:marker-end-width="0.3cm" draw:fill="none" draw:textarea-vertical-align="middle"/>
    </style:style>
    <style:style style:name="gr18" style:family="graphic" style:parent-style-name="objectwithoutfill">
      <style:graphic-properties draw:marker-end="Arrowheads_20_23" draw:marker-end-width="0.3cm" draw:fill="none" draw:textarea-vertical-align="middle"/>
    </style:style>
    <style:style style:name="gr19" style:family="graphic" style:parent-style-name="objectwithoutfill">
      <style:graphic-properties draw:marker-end="Arrowheads_20_24" draw:marker-end-width="0.3cm" draw:fill="none" draw:textarea-vertical-align="middle"/>
    </style:style>
    <style:style style:name="gr20" style:family="graphic" style:parent-style-name="objectwithoutfill">
      <style:graphic-properties draw:marker-end="Arrowheads_20_25" draw:marker-end-width="0.3cm" draw:fill="none" draw:textarea-vertical-align="middle"/>
    </style:style>
    <style:style style:name="gr21" style:family="graphic" style:parent-style-name="objectwithoutfill">
      <style:graphic-properties draw:marker-end="Arrowheads_20_26" draw:marker-end-width="0.3cm" draw:fill="none" draw:textarea-vertical-align="middle"/>
    </style:style>
    <style:style style:name="gr22" style:family="graphic" style:parent-style-name="objectwithoutfill">
      <style:graphic-properties draw:marker-end="Arrowheads_20_27" draw:marker-end-width="0.3cm" draw:fill="none" draw:textarea-vertical-align="middle"/>
    </style:style>
    <style:style style:name="gr23" style:family="graphic" style:parent-style-name="objectwithoutfill">
      <style:graphic-properties draw:marker-end="Arrowheads_20_28" draw:marker-end-width="0.3cm" draw:fill="none" draw:textarea-vertical-align="middle"/>
    </style:style>
    <style:style style:name="gr24" style:family="graphic" style:parent-style-name="objectwithoutfill">
      <style:graphic-properties draw:marker-end="Arrowheads_20_29" draw:marker-end-width="0.3cm" draw:fill="none" draw:textarea-vertical-align="middle"/>
    </style:style>
    <style:style style:name="gr25" style:family="graphic" style:parent-style-name="objectwithoutfill">
      <style:graphic-properties draw:marker-end="Arrowheads_20_30" draw:marker-end-width="0.3cm" draw:fill="none" draw:textarea-vertical-align="middle"/>
    </style:style>
    <style:style style:name="gr26" style:family="graphic" style:parent-style-name="objectwithoutfill">
      <style:graphic-properties draw:marker-end="Arrowheads_20_31" draw:marker-end-width="0.3cm" draw:fill="none" draw:textarea-vertical-align="middle"/>
    </style:style>
    <style:style style:name="gr27" style:family="graphic" style:parent-style-name="objectwithoutfill">
      <style:graphic-properties draw:marker-end="Arrowheads_20_32" draw:marker-end-width="0.3cm" draw:fill="none" draw:textarea-vertical-align="middle"/>
    </style:style>
    <style:style style:name="gr28" style:family="graphic" style:parent-style-name="objectwithoutfill">
      <style:graphic-properties draw:marker-end="Arrowheads_20_34" draw:marker-end-width="0.3cm" draw:fill="none" draw:textarea-vertical-align="middle"/>
    </style:style>
    <style:style style:name="gr29" style:family="graphic" style:parent-style-name="objectwithoutfill">
      <style:graphic-properties draw:marker-end="Arrowheads_20_35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1.889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vertical-align="middle" fo:min-height="2.3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vertical-align="middle" fo:min-height="1.972cm"/>
      <style:paragraph-properties style:writing-mode="lr-tb"/>
    </style:style>
    <style:style style:name="gr33" style:family="graphic" style:parent-style-name="objectwithoutfill">
      <style:graphic-properties draw:textarea-horizontal-align="justify" draw:textarea-vertical-align="middle" draw:auto-grow-height="false" fo:min-height="39.12cm" fo:min-width="63.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15.24cm" svg:x="41.787cm" svg:y="18.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5cm" svg:height="15.24cm" svg:x="41.152cm" svg:y="18.9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5cm" svg:height="15.24cm" svg:x="40.41cm" svg:y="19.56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27.621cm" svg:height="19.366cm" draw:transform="rotate (-1.5707963267949) translate (77.66cm 6.225cm)" svg:viewBox="0 0 27622 19367" draw:points="0,19367 27622,19367 27622,0 0,0">
          <text:p/>
        </draw:polygon>
        <draw:polygon draw:style-name="gr2" draw:text-style-name="P1" draw:layer="layout" svg:width="27.621cm" svg:height="19.366cm" draw:transform="rotate (-1.5707963267949) translate (77.025cm 6.86cm)" svg:viewBox="0 0 27622 19367" draw:points="0,19367 27622,19367 27622,0 0,0">
          <text:p/>
        </draw:polygon>
        <draw:polygon draw:style-name="gr2" draw:text-style-name="P1" draw:layer="layout" svg:width="27.621cm" svg:height="19.366cm" draw:transform="rotate (-1.5707963267949) translate (76.282cm 7.495cm)" svg:viewBox="0 0 27622 19367" draw:points="0,19367 27622,19367 27622,0 0,0">
          <text:p/>
        </draw:polygon>
        <draw:line draw:style-name="gr3" draw:text-style-name="P2" draw:layer="layout" svg:x1="8.02cm" svg:y1="11.622cm" svg:x2="28.94cm" svg:y2="11.622cm">
          <text:p/>
        </draw:line>
        <draw:frame draw:style-name="gr4" draw:text-style-name="P4" draw:layer="layout" svg:width="6.667cm" svg:height="2.384cm" svg:x="1.353cm" svg:y="15.75cm">
          <draw:text-box>
            <text:p text:style-name="P3">rxdataF_ext</text:p>
            <text:p text:style-name="P3">From all symbols</text:p>
          </draw:text-box>
        </draw:frame>
        <draw:custom-shape draw:style-name="gr5" draw:text-style-name="P6" draw:layer="layout" svg:width="6.35cm" svg:height="3.81cm" svg:x="28.94cm" svg:y="10.743cm">
          <text:p text:style-name="P5">Time Domain Interpolation of PDSCH Channel Estimates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397cm" svg:height="1.673cm" svg:x="35.925cm" svg:y="10.902cm">
          <draw:text-box>
            <text:p text:style-name="P3">dl_ch_estimates</text:p>
          </draw:text-box>
        </draw:frame>
        <draw:custom-shape draw:style-name="gr5" draw:text-style-name="P6" draw:layer="layout" svg:width="6.35cm" svg:height="3.81cm" svg:x="41.64cm" svg:y="10.67cm">
          <text:p text:style-name="P5">PDSCH Channel Estimates Extra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35.29cm" svg:y1="12.575cm" svg:x2="41.64cm" svg:y2="12.575cm">
          <text:p/>
        </draw:line>
        <draw:custom-shape draw:style-name="gr5" draw:text-style-name="P6" draw:layer="layout" svg:width="6.35cm" svg:height="3.81cm" svg:x="58.16cm" svg:y="10.743cm">
          <text:p text:style-name="P5">PDSCH Channel Scaling &amp; Level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47.99cm" svg:y1="12.648cm" svg:x2="58.16cm" svg:y2="12.648cm">
          <text:p/>
        </draw:line>
        <draw:frame draw:style-name="gr6" draw:text-style-name="P4" draw:layer="layout" svg:width="6.667cm" svg:height="1.673cm" svg:x="49.26cm" svg:y="11.219cm">
          <draw:text-box>
            <text:p text:style-name="P3">dl_ch_estimates_ext</text:p>
          </draw:text-box>
        </draw:frame>
        <draw:custom-shape draw:style-name="gr5" draw:text-style-name="P6" draw:layer="layout" svg:width="6.35cm" svg:height="3.81cm" svg:x="69.59cm" svg:y="10.743cm">
          <text:p text:style-name="P5">PDSCH Channel Compens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4.763cm" svg:height="1.432cm" svg:x="64.827cm" svg:y="10.581cm">
          <draw:text-box>
            <text:p text:style-name="P3">Avgs &amp; median</text:p>
          </draw:text-box>
        </draw:frame>
        <draw:line draw:style-name="gr10" draw:text-style-name="P2" draw:layer="layout" svg:x1="55.62cm" svg:y1="12.648cm" svg:x2="55.62cm" svg:y2="15.823cm">
          <text:p/>
        </draw:line>
        <draw:line draw:style-name="gr11" draw:text-style-name="P2" draw:layer="layout" svg:x1="64.51cm" svg:y1="12.013cm" svg:x2="69.59cm" svg:y2="12.013cm">
          <text:p/>
        </draw:line>
        <draw:line draw:style-name="gr10" draw:text-style-name="P2" draw:layer="layout" svg:x1="55.62cm" svg:y1="15.823cm" svg:x2="65.78cm" svg:y2="15.823cm">
          <text:p/>
        </draw:line>
        <draw:line draw:style-name="gr10" draw:text-style-name="P2" draw:layer="layout" svg:x1="8.02cm" svg:y1="16.98cm" svg:x2="67.05cm" svg:y2="17.093cm">
          <text:p/>
        </draw:line>
        <draw:line draw:style-name="gr10" draw:text-style-name="P2" draw:layer="layout" svg:x1="65.78cm" svg:y1="15.823cm" svg:x2="65.78cm" svg:y2="12.965cm">
          <text:p/>
        </draw:line>
        <draw:line draw:style-name="gr12" draw:text-style-name="P2" draw:layer="layout" svg:x1="65.78cm" svg:y1="12.965cm" svg:x2="69.59cm" svg:y2="12.965cm">
          <text:p/>
        </draw:line>
        <draw:line draw:style-name="gr10" draw:text-style-name="P2" draw:layer="layout" svg:x1="67.05cm" svg:y1="17.093cm" svg:x2="67.05cm" svg:y2="14.235cm">
          <text:p/>
        </draw:line>
        <draw:line draw:style-name="gr13" draw:text-style-name="P2" draw:layer="layout" svg:x1="67.05cm" svg:y1="14.235cm" svg:x2="69.59cm" svg:y2="14.235cm">
          <text:p/>
        </draw:line>
        <draw:custom-shape draw:style-name="gr14" draw:text-style-name="P6" draw:layer="layout" svg:width="6.218cm" svg:height="3.81cm" svg:x="58.292cm" svg:y="22.173cm">
          <text:p text:style-name="P5">PDSCH MRC &amp; Zero Forc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71.177cm" svg:y1="14.553cm" svg:x2="71.177cm" svg:y2="23.125cm">
          <text:p/>
        </draw:line>
        <draw:line draw:style-name="gr10" draw:text-style-name="P2" draw:layer="layout" svg:x1="74.035cm" svg:y1="14.553cm" svg:x2="74.035cm" svg:y2="25.03cm">
          <text:p/>
        </draw:line>
        <draw:line draw:style-name="gr15" draw:text-style-name="P2" draw:layer="layout" svg:x1="71.177cm" svg:y1="23.125cm" svg:x2="64.51cm" svg:y2="23.125cm">
          <text:p/>
        </draw:line>
        <draw:line draw:style-name="gr16" draw:text-style-name="P2" draw:layer="layout" svg:x1="74.035cm" svg:y1="25.03cm" svg:x2="64.51cm" svg:y2="25.03cm">
          <text:p/>
        </draw:line>
        <draw:frame draw:style-name="gr9" draw:text-style-name="P4" draw:layer="layout" svg:width="4.763cm" svg:height="1.432cm" svg:x="65.145cm" svg:y="21.855cm">
          <draw:text-box>
            <text:p text:style-name="P3">rxdaraF_comp</text:p>
          </draw:text-box>
        </draw:frame>
        <draw:frame draw:style-name="gr6" draw:text-style-name="P4" draw:layer="layout" svg:width="5.397cm" svg:height="1.673cm" svg:x="65.463cm" svg:y="24.713cm">
          <draw:text-box>
            <text:p text:style-name="P3">dl_ch_mag</text:p>
          </draw:text-box>
        </draw:frame>
        <draw:line draw:style-name="gr17" draw:text-style-name="P2" draw:layer="layout" svg:x1="61.97cm" svg:y1="15.823cm" svg:x2="61.97cm" svg:y2="22.173cm">
          <text:p/>
        </draw:line>
        <draw:custom-shape draw:style-name="gr5" draw:text-style-name="P6" draw:layer="layout" svg:width="6.35cm" svg:height="3.81cm" svg:x="58.16cm" svg:y="29.793cm">
          <text:p text:style-name="P5">PTRS Phase Estim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58.292cm" svg:y1="25.03cm" svg:x2="50.037cm" svg:y2="25.03cm">
          <text:p/>
        </draw:line>
        <draw:custom-shape draw:style-name="gr5" draw:text-style-name="P6" draw:layer="layout" svg:width="6.35cm" svg:height="3.81cm" svg:x="58.16cm" svg:y="37.413cm">
          <text:p text:style-name="P5">Time Domain Interpolation of PTRS estimate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4.763cm" svg:height="1.432cm" svg:x="60.7cm" svg:y="35.825cm">
          <draw:text-box>
            <text:p text:style-name="P3">phase_error</text:p>
          </draw:text-box>
        </draw:frame>
        <draw:line draw:style-name="gr18" draw:text-style-name="P2" draw:layer="layout" svg:x1="60.7cm" svg:y1="33.603cm" svg:x2="60.7cm" svg:y2="37.413cm">
          <text:p/>
        </draw:line>
        <draw:line draw:style-name="gr19" draw:text-style-name="P2" draw:layer="layout" svg:x1="69.59cm" svg:y1="38.048cm" svg:x2="64.51cm" svg:y2="38.048cm">
          <text:p/>
        </draw:line>
        <draw:line draw:style-name="gr20" draw:text-style-name="P2" draw:layer="layout" svg:x1="69.59cm" svg:y1="39.318cm" svg:x2="64.51cm" svg:y2="39.318cm">
          <text:p/>
        </draw:line>
        <draw:line draw:style-name="gr21" draw:text-style-name="P2" draw:layer="layout" svg:x1="69.59cm" svg:y1="40.588cm" svg:x2="64.51cm" svg:y2="40.588cm">
          <text:p/>
        </draw:line>
        <draw:frame draw:style-name="gr4" draw:text-style-name="P4" draw:layer="layout" svg:width="4.763cm" svg:height="2.384cm" svg:x="70.224cm" svg:y="38.208cm">
          <draw:text-box>
            <text:p text:style-name="P3">phase_error</text:p>
            <text:p text:style-name="P3">From other PTRS symbols</text:p>
          </draw:text-box>
        </draw:frame>
        <draw:line draw:style-name="gr22" draw:text-style-name="P2" draw:layer="layout" svg:x1="60.065cm" svg:y1="25.983cm" svg:x2="60.065cm" svg:y2="29.793cm">
          <text:p/>
        </draw:line>
        <draw:frame draw:style-name="gr9" draw:text-style-name="P4" draw:layer="layout" svg:width="4.763cm" svg:height="1.432cm" svg:x="60.065cm" svg:y="27.253cm">
          <draw:text-box>
            <text:p text:style-name="P3">rxdaraF_comp</text:p>
          </draw:text-box>
        </draw:frame>
        <draw:custom-shape draw:style-name="gr5" draw:text-style-name="P6" draw:layer="layout" svg:width="6.35cm" svg:height="3.81cm" svg:x="43.56cm" svg:y="29.793cm">
          <text:p text:style-name="P5">PTRS Phase Compens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58.16cm" svg:y1="39.318cm" svg:x2="47.18cm" svg:y2="39.318cm">
          <text:p/>
        </draw:line>
        <draw:line draw:style-name="gr23" draw:text-style-name="P2" draw:layer="layout" svg:x1="47.17cm" svg:y1="39.318cm" svg:x2="47.17cm" svg:y2="33.603cm">
          <text:p/>
        </draw:line>
        <draw:line draw:style-name="gr10" draw:text-style-name="P2" draw:layer="layout" svg:x1="60.065cm" svg:y1="27.788cm" svg:x2="53.847cm" svg:y2="27.788cm">
          <text:p/>
        </draw:line>
        <draw:line draw:style-name="gr10" draw:text-style-name="P2" draw:layer="layout" svg:x1="53.852cm" svg:y1="27.815cm" svg:x2="53.852cm" svg:y2="31.09cm">
          <text:p/>
        </draw:line>
        <draw:line draw:style-name="gr24" draw:text-style-name="P2" draw:layer="layout" svg:x1="53.852cm" svg:y1="31.063cm" svg:x2="49.91cm" svg:y2="31.063cm">
          <text:p/>
        </draw:line>
        <draw:frame draw:style-name="gr9" draw:text-style-name="P4" draw:layer="layout" svg:width="4.763cm" svg:height="1.432cm" svg:x="50.54cm" svg:y="37.886cm">
          <draw:text-box>
            <text:p text:style-name="P3">phase_error</text:p>
          </draw:text-box>
        </draw:frame>
        <draw:custom-shape draw:style-name="gr5" draw:text-style-name="P6" draw:layer="layout" svg:width="6.35cm" svg:height="3.81cm" svg:x="43.66cm" svg:y="22.173cm">
          <text:p text:style-name="P5">LLR comput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5.397cm" svg:height="1.673cm" svg:x="52.26cm" svg:y="23.687cm">
          <draw:text-box>
            <text:p text:style-name="P3">dl_ch_mag</text:p>
          </draw:text-box>
        </draw:frame>
        <draw:line draw:style-name="gr25" draw:text-style-name="P2" draw:layer="layout" svg:x1="47.37cm" svg:y1="29.793cm" svg:x2="47.37cm" svg:y2="25.983cm">
          <text:p/>
        </draw:line>
        <draw:frame draw:style-name="gr9" draw:text-style-name="P4" draw:layer="layout" svg:width="4.763cm" svg:height="1.432cm" svg:x="42.924cm" svg:y="27.253cm">
          <draw:text-box>
            <text:p text:style-name="P3">rxdaraF_comp</text:p>
          </draw:text-box>
        </draw:frame>
        <draw:custom-shape draw:style-name="gr5" draw:text-style-name="P6" draw:layer="layout" svg:width="6.35cm" svg:height="3.81cm" svg:x="27.68cm" svg:y="22.173cm">
          <text:p text:style-name="P5">LLR Demapp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2" draw:layer="layout" svg:x1="43.687cm" svg:y1="24.078cm" svg:x2="34.03cm" svg:y2="24.078cm">
          <text:p/>
        </draw:line>
        <draw:frame draw:style-name="gr9" draw:text-style-name="P4" draw:layer="layout" svg:width="4.763cm" svg:height="1.432cm" svg:x="35.34cm" svg:y="22.328cm">
          <draw:text-box>
            <text:p text:style-name="P3">layer_llr</text:p>
          </draw:text-box>
        </draw:frame>
        <draw:line draw:style-name="gr27" draw:text-style-name="P2" draw:layer="layout" svg:x1="32.125cm" svg:y1="30.11cm" svg:x2="32.125cm" svg:y2="25.983cm">
          <text:p/>
        </draw:line>
        <draw:line draw:style-name="gr27" draw:text-style-name="P2" draw:layer="layout" svg:x1="30.855cm" svg:y1="30.11cm" svg:x2="30.855cm" svg:y2="25.983cm">
          <text:p/>
        </draw:line>
        <draw:line draw:style-name="gr27" draw:text-style-name="P2" draw:layer="layout" svg:x1="29.902cm" svg:y1="30.11cm" svg:x2="29.902cm" svg:y2="25.983cm">
          <text:p/>
        </draw:line>
        <draw:frame draw:style-name="gr4" draw:text-style-name="P4" draw:layer="layout" svg:width="4.763cm" svg:height="2.384cm" svg:x="28.314cm" svg:y="30.266cm">
          <draw:text-box>
            <text:p text:style-name="P3">layer_llr</text:p>
            <text:p text:style-name="P3">From other symbols</text:p>
          </draw:text-box>
        </draw:frame>
        <draw:custom-shape draw:style-name="gr5" draw:text-style-name="P6" draw:layer="layout" svg:width="6.35cm" svg:height="3.81cm" svg:x="17.52cm" svg:y="22.173cm">
          <text:p text:style-name="P5">DLSCH Decodi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4.763cm" svg:height="1.432cm" svg:x="23.234cm" svg:y="22.808cm">
          <draw:text-box>
            <text:p text:style-name="P3">llr</text:p>
          </draw:text-box>
        </draw:frame>
        <draw:line draw:style-name="gr28" draw:text-style-name="P2" draw:layer="layout" svg:x1="27.68cm" svg:y1="24.078cm" svg:x2="23.87cm" svg:y2="24.078cm">
          <text:p/>
        </draw:line>
        <draw:line draw:style-name="gr29" draw:text-style-name="P2" draw:layer="layout" svg:x1="17.546cm" svg:y1="23.371cm" svg:x2="8.02cm" svg:y2="23.37cm">
          <text:p/>
        </draw:line>
        <draw:frame draw:style-name="gr9" draw:text-style-name="P4" draw:layer="layout" svg:width="4.763cm" svg:height="1.432cm" svg:x="4.21cm" svg:y="22.735cm">
          <draw:text-box>
            <text:p text:style-name="P3">TB</text:p>
          </draw:text-box>
        </draw:frame>
        <draw:frame draw:style-name="gr30" draw:text-style-name="P7" draw:layer="layout" svg:width="16.511cm" svg:height="2.139cm" svg:x="37.547cm" svg:y="3.451cm">
          <draw:text-box>
            <text:p text:style-name="P3"><text:span text:style-name="T1">PDSCH </text:span><text:span text:style-name="T1">Procedure</text:span></text:p>
          </draw:text-box>
        </draw:frame>
        <draw:frame draw:style-name="gr31" draw:text-style-name="P9" draw:layer="layout" svg:width="5.398cm" svg:height="2.613cm" svg:x="2.623cm" svg:y="11.305cm">
          <draw:text-box>
            <text:p text:style-name="P8">dl_ch_estimates</text:p>
            <text:p text:style-name="P3">From all pilot symbols</text:p>
          </draw:text-box>
        </draw:frame>
        <draw:line draw:style-name="gr29" draw:text-style-name="P2" draw:layer="layout" svg:x1="17.546cm" svg:y1="24.958cm" svg:x2="8.02cm" svg:y2="24.957cm">
          <text:p/>
        </draw:line>
        <draw:frame draw:style-name="gr9" draw:text-style-name="P4" draw:layer="layout" svg:width="4.763cm" svg:height="1.432cm" svg:x="3.574cm" svg:y="24.322cm">
          <draw:text-box>
            <text:p text:style-name="P3">ACK/NACK</text:p>
          </draw:text-box>
        </draw:frame>
        <draw:line draw:style-name="gr3" draw:text-style-name="P2" draw:layer="layout" svg:x1="8.02cm" svg:y1="12.574cm" svg:x2="28.94cm" svg:y2="12.575cm">
          <text:p/>
        </draw:line>
        <draw:line draw:style-name="gr3" draw:text-style-name="P2" draw:layer="layout" svg:x1="8.02cm" svg:y1="13.527cm" svg:x2="28.94cm" svg:y2="13.527cm">
          <text:p/>
        </draw:line>
        <draw:frame draw:style-name="gr32" draw:text-style-name="P7" draw:layer="layout" svg:width="16.404cm" svg:height="2.222cm" svg:x="58.292cm" svg:y="7.495cm">
          <draw:text-box>
            <text:p text:style-name="P3"><text:span text:style-name="T1">T</text:span><text:span text:style-name="T1">p</text:span><text:span text:style-name="T1">o</text:span><text:span text:style-name="T1">ol </text:span><text:span text:style-name="T1">fu</text:span><text:span text:style-name="T1">n</text:span><text:span text:style-name="T1">ct</text:span><text:span text:style-name="T1">io</text:span><text:span text:style-name="T1">n</text:span></text:p>
          </draw:text-box>
        </draw:frame>
        <draw:frame draw:style-name="gr30" draw:text-style-name="P7" draw:layer="layout" svg:width="16.511cm" svg:height="2.139cm" svg:x="37.551cm" svg:y="19.242cm">
          <draw:text-box>
            <text:p text:style-name="P3"><text:span text:style-name="T1">T</text:span><text:span text:style-name="T1">p</text:span><text:span text:style-name="T1">o</text:span><text:span text:style-name="T1">ol </text:span><text:span text:style-name="T1">fu</text:span><text:span text:style-name="T1">n</text:span><text:span text:style-name="T1">ct</text:span><text:span text:style-name="T1">io</text:span><text:span text:style-name="T1">n</text:span></text:p>
          </draw:text-box>
        </draw:frame>
        <draw:custom-shape draw:style-name="gr33" draw:text-style-name="P3" draw:layer="layout" svg:width="63.8cm" svg:height="39.37cm" svg:x="15.64cm" svg:y="3.0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46.3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2:55:48.794955723</meta:creation-date>
    <dc:date>2024-07-26T14:33:30.817975210</dc:date>
    <meta:editing-duration>P6DT10H54M11S</meta:editing-duration>
    <meta:editing-cycles>75</meta:editing-cycles>
    <meta:generator>LibreOffice/7.3.7.2$Linux_X86_64 LibreOffice_project/30$Build-2</meta:generator>
    <meta:document-statistic meta:object-count="76"/>
  </office:meta>
</office:document-meta>
</file>